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=</text:p>
          </table:table-cell>
          <table:table-cell office:value-type="string" calcext:value-type="string">
            <text:p>#modles</text:p>
          </table:table-cell>
          <table:table-cell office:value-type="string" calcext:value-type="string">
            <text:p>time in sec(cpu)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0.36" calcext:value-type="float">
            <text:p>0.3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 office:value-type="float" office:value="5.383" calcext:value-type="float">
            <text:p>5.38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4" calcext:value-type="float">
            <text:p>724</text:p>
          </table:table-cell>
          <table:table-cell office:value-type="float" office:value="29.981" calcext:value-type="float">
            <text:p>29.98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0" calcext:value-type="float">
            <text:p>2680</text:p>
          </table:table-cell>
          <table:table-cell office:value-type="float" office:value="344.393" calcext:value-type="float">
            <text:p>344.393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n=</text:p>
          </table:table-cell>
          <table:table-cell office:value-type="string" calcext:value-type="string">
            <text:p>time in sec(cpu)</text:p>
          </table:table-cell>
          <table:table-cell table:number-columns-repeated="2"/>
          <table:table-cell office:value-type="string" calcext:value-type="string">
            <text:p>n=</text:p>
          </table:table-cell>
          <table:table-cell office:value-type="string" calcext:value-type="string">
            <text:p>time in sec(cpu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52" calcext:value-type="float">
            <text:p>26.5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.54" calcext:value-type="float">
            <text:p>53.5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7.23" calcext:value-type="float">
            <text:p>287.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0.24" calcext:value-type="float">
            <text:p>0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445" calcext:value-type="float">
            <text:p>1.4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.71" calcext:value-type="float">
            <text:p>1.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2.24" calcext:value-type="float">
            <text:p>2.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2.64" calcext:value-type="float">
            <text:p>2.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3.22" calcext:value-type="float">
            <text:p>3.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3.81" calcext:value-type="float">
            <text:p>3.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8.52" calcext:value-type="float">
            <text:p>8.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5.06" calcext:value-type="float">
            <text:p>15.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26.989" calcext:value-type="float">
            <text:p>26.9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59.91" calcext:value-type="float">
            <text:p>59.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79.76" calcext:value-type="float">
            <text:p>79.76</text:p>
          </table:table-cell>
          <table:table-cell office:value-type="string" calcext:value-type="string">
            <text:p>Note 476.6 actual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16:05:57.356904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0:54:05.571584234</meta:creation-date>
    <dc:date>2017-12-20T16:06:03.652618982</dc:date>
    <meta:editing-duration>PT27M48S</meta:editing-duration>
    <meta:editing-cycles>4</meta:editing-cycles>
    <meta:generator>LibreOffice/5.1.6.2$Linux_X86_64 LibreOffice_project/10m0$Build-2</meta:generator>
    <meta:document-statistic meta:table-count="1" meta:cell-count="175" meta:object-count="0"/>
  </office:meta>
</office:document-meta>
</file>